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5c9" officeooo:paragraph-rsid="001c5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9:55:08.352128110</meta:creation-date>
    <dc:date>2023-07-12T09:56:18.759981048</dc:date>
    <meta:editing-duration>PT1M10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7.3.7.2$Linux_X86_64 LibreOffice_project/30$Build-2</meta:generator>
  </office:meta>
</office:document-meta>
</file>